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Helvetica" style:font-name-asian="Helvetica" style:font-name-complex="Helvetica" style:font-family-generic="swiss"/>
    </style:style>
    <style:style style:name="ce14" style:family="table-cell" style:parent-style-name="Default" style:data-style-name="N0">
      <style:table-cell-properties style:vertical-align="top" fo:wrap-option="wrap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 fo:background-color="transparen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FangSong" style:font-name-asian="FangSong" style:font-name-complex="FangSong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5.82208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6.1118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26pt" style:use-optimal-row-height="false" fo:break-before="auto"/>
    </style:style>
    <style:style style:name="ro5" style:family="table-row">
      <style:table-row-properties style:row-height="82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1pt" style:use-optimal-row-height="false" fo:break-before="auto"/>
    </style:style>
    <style:style style:name="ro8" style:family="table-row">
      <style:table-row-properties style:row-height="1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title="yes/no" table:display="true">
            <text:p>Please answer with yes/no</text:p>
          </table:help-message>
          <table:error-message table:display="true"/>
        </table:content-validation>
        <table:content-validation table:name="val2" table:condition="of:cell-content-is-whole-number() and cell-content-is-between(1,7)">
          <table:help-message table:title="Rate on a Scale 1 - 7" table:display="true">
            <text:p>1 not familiar</text:p>
            <text:p>10 very familiar</text:p>
          </table:help-message>
          <table:error-message table:display="true"/>
        </table:content-validation>
        <table:content-validation table:name="val3" table:condition="of:cell-content-is-whole-number() and cell-content-is-between(1,10)">
          <table:help-message/>
          <table:error-message table:display="true"/>
        </table:content-validation>
        <table:content-validation table:name="val4" table:condition="of:cell-content-is-whole-number() and cell-content-is-between(1,7)">
          <table:help-message table:title="Rate on a Scale 1 - 7" table:display="true">
            <text:p>1 least confident</text:p>
            <text:p>7 very confident</text:p>
          </table:help-message>
          <table:error-message table:display="true"/>
        </table:content-validation>
        <table:content-validation table:name="val5">
          <table:help-message table:title="Time Required" table:display="true"/>
          <table:error-message table:display="true"/>
        </table:content-validation>
        <table:content-validation table:name="val6" table:condition="of:cell-content-is-whole-number() and cell-content-is-between(1,7)">
          <table:help-message table:title="Rate on a Scale 1 - 7" table:display="true">
            <text:p>1 very easy</text:p>
            <text:p>7 very difficult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number-columns-repeated="9" table:default-cell-style-name="ce11"/>
        <table:table-column table:style-name="co6" table:default-cell-style-name="ce11"/>
        <table:table-column table:style-name="co5" table:default-cell-style-name="ce11"/>
        <table:table-column table:style-name="co5" table:default-cell-style-name="ce1"/>
        <table:table-column table:style-name="co7" table:default-cell-style-name="ce1"/>
        <table:table-column table:style-name="co5" table:number-columns-repeated="1007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2" table:number-rows-spanned="2" table:style-name="ce5">
            <text:p>SmartUpdater Developer Study Answer Sheet</text:p>
          </table:table-cell>
          <table:covered-table-cell/>
          <table:table-cell office:value-type="string" table:number-columns-spanned="1" table:number-rows-spanned="2" table:style-name="ce7">
            <text:p>A(chen)</text:p>
          </table:table-cell>
          <table:table-cell office:value-type="string" table:number-columns-spanned="1" table:number-rows-spanned="2" table:style-name="ce7">
            <text:p>B(meng)</text:p>
          </table:table-cell>
          <table:table-cell office:value-type="string" table:number-columns-spanned="1" table:number-rows-spanned="2" table:style-name="ce7">
            <text:p>C(zhao)</text:p>
          </table:table-cell>
          <table:table-cell office:value-type="string" table:number-columns-spanned="1" table:number-rows-spanned="2" table:style-name="ce7">
            <text:p>D(zhou)</text:p>
          </table:table-cell>
          <table:table-cell office:value-type="string" table:number-columns-spanned="1" table:number-rows-spanned="2" table:style-name="ce7">
            <text:p>E(gao)</text:p>
          </table:table-cell>
          <table:table-cell office:value-type="string" table:number-columns-spanned="1" table:number-rows-spanned="2" table:style-name="ce7">
            <text:p>F(du)</text:p>
          </table:table-cell>
          <table:table-cell office:value-type="string" table:number-columns-spanned="1" table:number-rows-spanned="2" table:style-name="ce7">
            <text:p>G(hu)</text:p>
          </table:table-cell>
          <table:table-cell office:value-type="string" table:number-columns-spanned="1" table:number-rows-spanned="2" table:style-name="ce7">
            <text:p>H(li)</text:p>
          </table:table-cell>
          <table:table-cell office:value-type="string" table:number-columns-spanned="5" table:number-rows-spanned="1" table:style-name="ce8">
            <text:p>Statistics</text:p>
          </table:table-cell>
          <table:covered-table-cell table:number-columns-repeated="4"/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Stdev</text:p>
          </table:table-cell>
          <table:table-cell office:value-type="string" table:style-name="ce10">
            <text:p>Median</text:p>
          </table:table-cell>
          <table:table-cell table:number-columns-repeated="16369" table:style-name="ce2"/>
        </table:table-row>
        <table:table-row table:style-name="ro3">
          <table:table-cell office:value-type="string" table:style-name="ce1">
            <text:p>Q1</text:p>
          </table:table-cell>
          <table:table-cell office:value-type="string" table:style-name="ce1">
            <text:p>Have you ever conducted research in the field of Blockchain?</text:p>
          </table:table-cell>
          <table:table-cell office:value-type="string" table:style-name="ce11">
            <text:p>yes</text:p>
          </table:table-cell>
          <table:table-cell office:value-type="string" table:content-validation-name="val1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table:number-columns-repeated="3" table:style-name="ce11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2</text:p>
          </table:table-cell>
          <table:table-cell office:value-type="string" table:style-name="ce1">
            <text:p>Did you write Solidity code in the last two weeks?</text:p>
          </table:table-cell>
          <table:table-cell office:value-type="string" table:style-name="ce11">
            <text:p>yes</text:p>
          </table:table-cell>
          <table:table-cell office:value-type="string" table:content-validation-name="val1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number-columns-repeated="3" table:style-name="ce11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3</text:p>
          </table:table-cell>
          <table:table-cell office:value-type="string" table:style-name="ce1">
            <text:p>Have you previously worked on a production-grade Solidity-based Ethereum contract?</text:p>
          </table:table-cell>
          <table:table-cell office:value-type="string" table:style-name="ce11">
            <text:p>yes</text:p>
          </table:table-cell>
          <table:table-cell office:value-type="string" table:content-validation-name="val1" table:style-name="ce11">
            <text:p>no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table:number-columns-repeated="3" table:style-name="ce11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4</text:p>
          </table:table-cell>
          <table:table-cell office:value-type="string" table:style-name="ce1">
            <text:p>How familiar are you with the Ethereum Blockchain in particular?</text:p>
          </table:table-cell>
          <table:table-cell office:value-type="float" office:value="6" table:style-name="ce11">
            <text:p>6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4.75" table:formula="of:=ROUND(AVERAGE([.C6:.J6]);2)" table:style-name="ce11">
            <text:p>4.75</text:p>
          </table:table-cell>
          <table:table-cell office:value-type="float" office:value="1.39" table:formula="of:=ROUND(STDEV([.C6:.J6]); 2)" table:style-name="ce11">
            <text:p>1.39</text:p>
          </table:table-cell>
          <table:table-cell office:value-type="float" office:value="5" table:formula="of:=ROUND(MEDIAN([.C6:.J6]); 2)" table:style-name="ce11">
            <text:p>5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5</text:p>
          </table:table-cell>
          <table:table-cell office:value-type="string" table:style-name="ce1">
            <text:p>How familiar are you with the Solidity programming language?</text:p>
          </table:table-cell>
          <table:table-cell office:value-type="float" office:value="6" table:style-name="ce11">
            <text:p>6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table:number-columns-repeated="2" table:style-name="ce11"/>
          <table:table-cell office:value-type="float" office:value="4.13" table:formula="of:=ROUND(AVERAGE([.C7:.J7]);2)" table:style-name="ce11">
            <text:p>4.13</text:p>
          </table:table-cell>
          <table:table-cell office:value-type="float" office:value="1.46" table:formula="of:=ROUND(STDEV([.C7:.J7]); 2)" table:style-name="ce11">
            <text:p>1.46</text:p>
          </table:table-cell>
          <table:table-cell office:value-type="float" office:value="4" table:formula="of:=ROUND(MEDIAN([.C7:.J7]); 2)" table:style-name="ce11">
            <text:p>4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6</text:p>
          </table:table-cell>
          <table:table-cell office:value-type="string" table:style-name="ce1">
            <text:p>How familiar are you with Solidity contract upgrade techniques?</text:p>
          </table:table-cell>
          <table:table-cell office:value-type="float" office:value="2" table:style-name="ce11">
            <text:p>2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.13" table:formula="of:=ROUND(AVERAGE([.C8:.J8]);2)" table:style-name="ce11">
            <text:p>2.13</text:p>
          </table:table-cell>
          <table:table-cell office:value-type="float" office:value="1.36" table:formula="of:=ROUND(STDEV([.C8:.J8]); 2)" table:style-name="ce11">
            <text:p>1.36</text:p>
          </table:table-cell>
          <table:table-cell office:value-type="float" office:value="2" table:formula="of:=ROUND(MEDIAN([.C8:.J8]); 2)" table:style-name="ce11">
            <text:p>2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7"/>
        </table:table-row>
        <table:table-row table:style-name="ro3">
          <table:table-cell table:number-columns-repeated="2" table:style-name="ce1"/>
          <table:table-cell table:style-name="ce11"/>
          <table:table-cell table:content-validation-name="val2" table:style-name="ce11"/>
          <table:table-cell table:number-columns-repeated="5" table:style-name="ce11"/>
          <table:table-cell table:style-name="ce13"/>
          <table:table-cell table:number-columns-repeated="5" table:style-name="ce11"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6">
            <text:p>Task 1</text:p>
          </table:table-cell>
          <table:covered-table-cell/>
          <table:table-cell table:style-name="ce11"/>
          <table:table-cell table:content-validation-name="val3" table:style-name="ce11"/>
          <table:table-cell table:number-columns-repeated="5" table:style-name="ce11"/>
          <table:table-cell table:style-name="ce13"/>
          <table:table-cell table:number-columns-repeated="5" table:style-name="ce11"/>
          <table:table-cell table:number-columns-repeated="16369" table:style-name="ce1"/>
        </table:table-row>
        <table:table-row table:style-name="ro3">
          <table:table-cell office:value-type="string" table:style-name="ce1">
            <text:p>T1Q1</text:p>
          </table:table-cell>
          <table:table-cell office:value-type="string" table:style-name="ce1">
            <text:p>Have you previously used the delegatecall-based proxy pattern in a Solidity contract?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table:number-columns-repeated="3" table:style-name="ce11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2</text:p>
          </table:table-cell>
          <table:table-cell office:value-type="string" table:style-name="ce1">
            <text:p>Have you previously used a different pattern to make a Solidity contract upgradable?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table:number-columns-repeated="3" table:style-name="ce11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3</text:p>
          </table:table-cell>
          <table:table-cell office:value-type="string" table:style-name="ce1">
            <text:p>How familiar are you with the delegatecall-based proxy pattern?</text:p>
          </table:table-cell>
          <table:table-cell office:value-type="float" office:value="4" table:style-name="ce11">
            <text:p>4</text:p>
          </table:table-cell>
          <table:table-cell office:value-type="float" office:value="1" table:content-validation-name="val4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2.88" table:formula="of:=ROUND(AVERAGE([.C13:.J13]);2)" table:style-name="ce11">
            <text:p>2.88</text:p>
          </table:table-cell>
          <table:table-cell office:value-type="float" office:value="1.46" table:formula="of:=ROUND(STDEV([.C13:.J13]); 2)" table:style-name="ce11">
            <text:p>1.46</text:p>
          </table:table-cell>
          <table:table-cell office:value-type="float" office:value="3" table:formula="of:=ROUND(MEDIAN([.C13:.J13]); 2)" table:style-name="ce11">
            <text:p>3</text:p>
          </table:table-cell>
          <table:table-cell table:style-name="ce1"/>
          <table:table-cell office:value-type="string" table:style-name="ce1">
            <text:p>(1-not familiar, 7-most familiar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4</text:p>
          </table:table-cell>
          <table:table-cell office:value-type="string" table:style-name="ce1">
            <text:p>How confident are you in the correctness of your conversion?</text:p>
          </table:table-cell>
          <table:table-cell office:value-type="float" office:value="5" table:style-name="ce11">
            <text:p>5</text:p>
          </table:table-cell>
          <table:table-cell office:value-type="float" office:value="5" table:content-validation-name="val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3.75" table:formula="of:=ROUND(AVERAGE([.C14:.J14]);2)" table:style-name="ce11">
            <text:p>3.75</text:p>
          </table:table-cell>
          <table:table-cell office:value-type="float" office:value="1.91" table:formula="of:=ROUND(STDEV([.C14:.J14]); 2)" table:style-name="ce11">
            <text:p>1.91</text:p>
          </table:table-cell>
          <table:table-cell office:value-type="float" office:value="3.5" table:formula="of:=ROUND(MEDIAN([.C14:.J14]); 2)" table:style-name="ce11">
            <text:p>3.5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5</text:p>
          </table:table-cell>
          <table:table-cell office:value-type="string" table:style-name="ce1">
            <text:p>How difficult was the manual conversion?</text:p>
          </table:table-cell>
          <table:table-cell office:value-type="float" office:value="4" table:style-name="ce11">
            <text:p>4</text:p>
          </table:table-cell>
          <table:table-cell office:value-type="float" office:value="2" table:content-validation-name="val5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3.75" table:formula="of:=ROUND(AVERAGE([.C15:.J15]);2)" table:style-name="ce11">
            <text:p>3.75</text:p>
          </table:table-cell>
          <table:table-cell office:value-type="float" office:value="1.67" table:formula="of:=ROUND(STDEV([.C15:.J15]); 2)" table:style-name="ce11">
            <text:p>1.67</text:p>
          </table:table-cell>
          <table:table-cell office:value-type="float" office:value="524410" table:formula="of:=[.O19]" table:style-name="ce11">
            <text:p>524410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6</text:p>
          </table:table-cell>
          <table:table-cell office:value-type="string" table:style-name="ce1">
            <text:p>How difficult was the automatic conversion with SmartUpdater?</text:p>
          </table:table-cell>
          <table:table-cell office:value-type="float" office:value="2" table:style-name="ce11">
            <text:p>2</text:p>
          </table:table-cell>
          <table:table-cell office:value-type="float" office:value="1" table:content-validation-name="val5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.25" table:formula="of:=ROUND(AVERAGE([.C16:.J16]);2)" table:style-name="ce11">
            <text:p>1.25</text:p>
          </table:table-cell>
          <table:table-cell office:value-type="float" office:value="0.46" table:formula="of:=ROUND(STDEV([.C16:.J16]); 2)" table:style-name="ce11">
            <text:p>0.46</text:p>
          </table:table-cell>
          <table:table-cell office:value-type="float" office:value="1" table:formula="of:=ROUND(MEDIAN([.C16:.J16]); 2)" table:style-name="ce11">
            <text:p>1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7</text:p>
          </table:table-cell>
          <table:table-cell office:value-type="string" table:style-name="ce1">
            <text:p>How much time did you need to manually convert the given contract using the delegatecall-based proxy pattern?</text:p>
          </table:table-cell>
          <table:table-cell office:value-type="float" office:value="40" table:style-name="ce11">
            <text:p>40</text:p>
          </table:table-cell>
          <table:table-cell office:value-type="float" office:value="25" table:content-validation-name="val5" table:style-name="ce11">
            <text:p>25</text:p>
          </table:table-cell>
          <table:table-cell office:value-type="float" office:value="33" table:style-name="ce11">
            <text:p>33</text:p>
          </table:table-cell>
          <table:table-cell office:value-type="float" office:value="60" table:style-name="ce11">
            <text:p>60</text:p>
          </table:table-cell>
          <table:table-cell office:value-type="float" office:value="80" table:style-name="ce11">
            <text:p>80</text:p>
          </table:table-cell>
          <table:table-cell office:value-type="float" office:value="120" table:style-name="ce11">
            <text:p>120</text:p>
          </table:table-cell>
          <table:table-cell office:value-type="float" office:value="35" table:style-name="ce11">
            <text:p>35</text:p>
          </table:table-cell>
          <table:table-cell office:value-type="float" office:value="45" table:style-name="ce11">
            <text:p>45</text:p>
          </table:table-cell>
          <table:table-cell table:number-columns-repeated="2" table:style-name="ce11"/>
          <table:table-cell office:value-type="float" office:value="54.75" table:formula="of:=ROUND(AVERAGE([.C17:.J17]);2)" table:style-name="ce11">
            <text:p>54.75</text:p>
          </table:table-cell>
          <table:table-cell office:value-type="float" office:value="31.59" table:formula="of:=ROUND(STDEV([.C17:.J17]); 2)" table:style-name="ce11">
            <text:p>31.59</text:p>
          </table:table-cell>
          <table:table-cell office:value-type="float" office:value="42.5" table:formula="of:=ROUND(MEDIAN([.C17:.J17]); 2)" table:style-name="ce11">
            <text:p>42.5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8</text:p>
          </table:table-cell>
          <table:table-cell office:value-type="string" table:style-name="ce1">
            <text:p>How much time did you need to convert the contract using SmartUpdater?</text:p>
          </table:table-cell>
          <table:table-cell office:value-type="float" office:value="1" table:style-name="ce11">
            <text:p>1</text:p>
          </table:table-cell>
          <table:table-cell office:value-type="float" office:value="3" table:content-validation-name="val5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.38" table:formula="of:=ROUND(AVERAGE([.C18:.J18]);2)" table:style-name="ce11">
            <text:p>2.38</text:p>
          </table:table-cell>
          <table:table-cell office:value-type="float" office:value="0.92" table:formula="of:=ROUND(STDEV([.C18:.J18]); 2)" table:style-name="ce11">
            <text:p>0.92</text:p>
          </table:table-cell>
          <table:table-cell office:value-type="float" office:value="2" table:formula="of:=ROUND(MEDIAN([.C18:.J18]); 2)" table:style-name="ce11">
            <text:p>2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9</text:p>
          </table:table-cell>
          <table:table-cell office:value-type="string" table:style-name="ce1">
            <text:p>How much gas does it take to deploy the given contract?</text:p>
          </table:table-cell>
          <table:table-cell office:value-type="float" office:value="520384" table:style-name="ce11">
            <text:p>520384</text:p>
          </table:table-cell>
          <table:table-cell office:value-type="float" office:value="524410" table:content-validation-name="val5" table:style-name="ce11">
            <text:p>524410</text:p>
          </table:table-cell>
          <table:table-cell office:value-type="float" office:value="536620" table:style-name="ce11">
            <text:p>536620</text:p>
          </table:table-cell>
          <table:table-cell office:value-type="float" office:value="585152" table:style-name="ce11">
            <text:p>585152</text:p>
          </table:table-cell>
          <table:table-cell office:value-type="float" office:value="524410" table:style-name="ce11">
            <text:p>524410</text:p>
          </table:table-cell>
          <table:table-cell office:value-type="float" office:value="558426" table:style-name="ce11">
            <text:p>558426</text:p>
          </table:table-cell>
          <table:table-cell office:value-type="float" office:value="498762" table:style-name="ce11">
            <text:p>498762</text:p>
          </table:table-cell>
          <table:table-cell office:value-type="float" office:value="520394" table:style-name="ce11">
            <text:p>520394</text:p>
          </table:table-cell>
          <table:table-cell table:number-columns-repeated="2" table:style-name="ce11"/>
          <table:table-cell office:value-type="float" office:value="533569.75" table:formula="of:=ROUND(AVERAGE([.C19:.J19]);2)" table:style-name="ce11">
            <text:p>533569.75</text:p>
          </table:table-cell>
          <table:table-cell office:value-type="float" office:value="26765.41" table:formula="of:=ROUND(STDEV([.C19:.J19]); 2)" table:style-name="ce11">
            <text:p>26765.41</text:p>
          </table:table-cell>
          <table:table-cell office:value-type="float" office:value="524410" table:formula="of:=ROUND(MEDIAN([.C19:.J19]); 2)" table:style-name="ce11">
            <text:p>524410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10</text:p>
          </table:table-cell>
          <table:table-cell office:value-type="string" table:style-name="ce1">
            <text:p>How much gas does it take to deploy the converted contract?<text:s/></text:p>
          </table:table-cell>
          <table:table-cell office:value-type="float" office:value="1779653" table:style-name="ce11">
            <text:p>1779653</text:p>
          </table:table-cell>
          <table:table-cell office:value-type="float" office:value="1765573" table:content-validation-name="val5" table:style-name="ce11">
            <text:p>1765573</text:p>
          </table:table-cell>
          <table:table-cell office:value-type="float" office:value="1969673" table:style-name="ce11">
            <text:p>1969673</text:p>
          </table:table-cell>
          <table:table-cell office:value-type="float" office:value="1836098" table:style-name="ce11">
            <text:p>1836098</text:p>
          </table:table-cell>
          <table:table-cell office:value-type="float" office:value="1773104" table:style-name="ce11">
            <text:p>1773104</text:p>
          </table:table-cell>
          <table:table-cell office:value-type="float" office:value="1713625" table:style-name="ce11">
            <text:p>1713625</text:p>
          </table:table-cell>
          <table:table-cell office:value-type="float" office:value="1693598" table:style-name="ce11">
            <text:p>1693598</text:p>
          </table:table-cell>
          <table:table-cell office:value-type="float" office:value="1648878" table:style-name="ce11">
            <text:p>1648878</text:p>
          </table:table-cell>
          <table:table-cell table:number-columns-repeated="2" table:style-name="ce11"/>
          <table:table-cell office:value-type="float" office:value="1772525.25" table:formula="of:=ROUND(AVERAGE([.C20:.J20]);2)" table:style-name="ce11">
            <text:p>1772525.25</text:p>
          </table:table-cell>
          <table:table-cell office:value-type="float" office:value="98557.88" table:formula="of:=ROUND(STDEV([.C20:.J20]); 2)" table:style-name="ce11">
            <text:p>98557.88</text:p>
          </table:table-cell>
          <table:table-cell office:value-type="float" office:value="1769338.5" table:formula="of:=ROUND(MEDIAN([.C20:.J20]); 2)" table:style-name="ce11">
            <text:p>1769338.5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7"/>
        </table:table-row>
        <table:table-row table:style-name="ro4">
          <table:table-cell office:value-type="string" table:style-name="ce17">
            <text:p>T1Q11</text:p>
          </table:table-cell>
          <table:table-cell office:value-type="string" table:style-name="ce17">
            <text:p>How much gas does it take to deploy the converted contract using SmartUpdater?</text:p>
          </table:table-cell>
          <table:table-cell office:value-type="float" office:value="2547033" table:number-columns-spanned="8" table:number-rows-spanned="1" table:style-name="ce19">
            <text:p>2547033</text:p>
          </table:table-cell>
          <table:covered-table-cell table:number-columns-repeated="7"/>
          <table:table-cell table:number-columns-repeated="5" table:style-name="ce18"/>
          <table:table-cell table:style-name="ce17"/>
          <table:table-cell office:value-type="string" table:style-name="ce17">
            <text:p>(Cost in gas)</text:p>
          </table:table-cell>
          <table:table-cell table:number-columns-repeated="16367" table:style-name="ce17"/>
        </table:table-row>
        <table:table-row table:style-name="ro3">
          <table:table-cell table:number-columns-repeated="2" table:style-name="ce1"/>
          <table:table-cell table:number-columns-repeated="7" table:style-name="ce11"/>
          <table:table-cell table:style-name="ce13"/>
          <table:table-cell table:number-columns-repeated="5" table:style-name="ce11"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6">
            <text:p>Task 2</text:p>
          </table:table-cell>
          <table:covered-table-cell/>
          <table:table-cell table:number-columns-repeated="7" table:style-name="ce11"/>
          <table:table-cell table:style-name="ce13"/>
          <table:table-cell table:number-columns-repeated="5" table:style-name="ce11"/>
          <table:table-cell table:number-columns-repeated="16369" table:style-name="ce1"/>
        </table:table-row>
        <table:table-row table:style-name="ro3">
          <table:table-cell office:value-type="string" table:style-name="ce1">
            <text:p>T2Q1</text:p>
          </table:table-cell>
          <table:table-cell office:value-type="string" table:style-name="ce1">
            <text:p>How confident are you in the correctness of the new contract you created?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4.13" table:formula="of:=ROUND(AVERAGE([.C24:.J24]);2)" table:style-name="ce11">
            <text:p>4.13</text:p>
          </table:table-cell>
          <table:table-cell office:value-type="float" office:value="1.1299999999999999" table:formula="of:=ROUND(STDEV([.C24:.J24]); 2)" table:style-name="ce11">
            <text:p>1.13</text:p>
          </table:table-cell>
          <table:table-cell office:value-type="float" office:value="4" table:formula="of:=ROUND(MEDIAN([.C24:.J24]); 2)" table:style-name="ce11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2</text:p>
          </table:table-cell>
          <table:table-cell office:value-type="string" table:style-name="ce1">
            <text:p>How confident are you in the integrity of the state recovery?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3.75" table:formula="of:=AVERAGE([.C25:.J25])" table:style-name="ce11">
            <text:p>3.75</text:p>
          </table:table-cell>
          <table:table-cell office:value-type="float" office:value="1.39" table:formula="of:=ROUND(STDEV([.C25:.J25]); 2)" table:style-name="ce11">
            <text:p>1.39</text:p>
          </table:table-cell>
          <table:table-cell office:value-type="float" office:value="4" table:formula="of:=ROUND(MEDIAN([.C25:.J25]); 2)" table:style-name="ce11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3</text:p>
          </table:table-cell>
          <table:table-cell office:value-type="string" table:style-name="ce1">
            <text:p>How confident are you in accurately retrieving state values from the old contract?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3.88" table:formula="of:=ROUND(AVERAGE([.C26:.J26]);2)" table:style-name="ce11">
            <text:p>3.88</text:p>
          </table:table-cell>
          <table:table-cell office:value-type="float" office:value="0.83" table:formula="of:=ROUND(STDEV([.C26:.J26]); 2)" table:style-name="ce11">
            <text:p>0.83</text:p>
          </table:table-cell>
          <table:table-cell office:value-type="float" office:value="4" table:formula="of:=ROUND(MEDIAN([.C26:.J26]); 2)" table:style-name="ce11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4</text:p>
          </table:table-cell>
          <table:table-cell office:value-type="string" table:style-name="ce1">
            <text:p>How difficult is it to create the new contract manually?</text:p>
          </table:table-cell>
          <table:table-cell office:value-type="float" office:value="2" table:style-name="ce11">
            <text:p>2</text:p>
          </table:table-cell>
          <table:table-cell office:value-type="float" office:value="2" table:content-validation-name="val4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1"/>
          <table:table-cell office:value-type="float" office:value="4.25" table:formula="of:=AVERAGE([.C27:.J27])" table:style-name="ce11">
            <text:p>4.25</text:p>
          </table:table-cell>
          <table:table-cell office:value-type="float" office:value="2.92" table:formula="of:=ROUND(STDEV([.C27:.J27]); 2)" table:style-name="ce11">
            <text:p>2.92</text:p>
          </table:table-cell>
          <table:table-cell office:value-type="float" office:value="4" table:formula="of:=ROUND(MEDIAN([.C27:.J27]); 2)" table:style-name="ce11">
            <text:p>4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5</text:p>
          </table:table-cell>
          <table:table-cell office:value-type="string" table:style-name="ce1">
            <text:p>How difficult is it to recover states in the new contract manually?<text:s/></text:p>
          </table:table-cell>
          <table:table-cell office:value-type="float" office:value="6" table:style-name="ce11">
            <text:p>6</text:p>
          </table:table-cell>
          <table:table-cell office:value-type="float" office:value="6" table:content-validation-name="val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2" table:style-name="ce11"/>
          <table:table-cell office:value-type="float" office:value="5.75" table:formula="of:=AVERAGE([.C28:.J28])" table:style-name="ce11">
            <text:p>5.75</text:p>
          </table:table-cell>
          <table:table-cell office:value-type="float" office:value="2.19" table:formula="of:=ROUND(STDEV([.C28:.J28]); 2)" table:style-name="ce11">
            <text:p>2.19</text:p>
          </table:table-cell>
          <table:table-cell office:value-type="float" office:value="6" table:formula="of:=ROUND(MEDIAN([.C28:.J28]); 2)" table:style-name="ce11">
            <text:p>6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6</text:p>
          </table:table-cell>
          <table:table-cell office:value-type="string" table:style-name="ce1">
            <text:p>How difficult was the upgrade process using SmartUpdater?</text:p>
          </table:table-cell>
          <table:table-cell office:value-type="float" office:value="2" table:style-name="ce11">
            <text:p>2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1"/>
          <table:table-cell office:value-type="float" office:value="1.63" table:formula="of:=ROUND(AVERAGE([.C29:.J29]);2)" table:style-name="ce11">
            <text:p>1.63</text:p>
          </table:table-cell>
          <table:table-cell office:value-type="float" office:value="0.74" table:formula="of:=ROUND(STDEV([.C29:.J29]); 2)" table:style-name="ce11">
            <text:p>0.74</text:p>
          </table:table-cell>
          <table:table-cell office:value-type="float" office:value="1.5" table:formula="of:=ROUND(MEDIAN([.C29:.J29]); 2)" table:style-name="ce11">
            <text:p>1.5</text:p>
          </table:table-cell>
          <table:table-cell table:style-name="ce1"/>
          <table:table-cell office:value-type="string" table:style-name="ce1">
            <text:p>(1 easy, 7 most difficult)</text:p>
          </table:table-cell>
          <table:table-cell table:number-columns-repeated="16367"/>
        </table:table-row>
        <table:table-row table:style-name="ro5">
          <table:table-cell office:value-type="string" table:style-name="ce1">
            <text:p>T2Q7</text:p>
          </table:table-cell>
          <table:table-cell office:value-type="string" table:style-name="ce4">
            <text:p>Do you know how to get the values of the state with dynamic storage strategy (e.g., mapping-type state) from the Ethereum blockchain? If you know, please explain in detail how to get them.</text:p>
          </table:table-cell>
          <table:table-cell office:value-type="string" table:style-name="ce12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table:number-columns-repeated="3" table:style-name="ce11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6">
          <table:table-cell office:value-type="string" table:style-name="ce1">
            <text:p>T2Q8</text:p>
          </table:table-cell>
          <table:table-cell office:value-type="string" table:style-name="ce1">
            <text:p>How much gas does it take to deploy the new contract manually?</text:p>
          </table:table-cell>
          <table:table-cell office:value-type="float" office:value="1449786" table:style-name="ce12">
            <text:p>1449786</text:p>
          </table:table-cell>
          <table:table-cell office:value-type="float" office:value="1289193" table:style-name="ce11">
            <text:p>1289193</text:p>
          </table:table-cell>
          <table:table-cell office:value-type="float" office:value="2157982" table:style-name="ce11">
            <text:p>2157982</text:p>
          </table:table-cell>
          <table:table-cell office:value-type="float" office:value="1719440" table:style-name="ce11">
            <text:p>1719440</text:p>
          </table:table-cell>
          <table:table-cell office:value-type="float" office:value="1653432" table:style-name="ce11">
            <text:p>1653432</text:p>
          </table:table-cell>
          <table:table-cell office:value-type="float" office:value="1882688" table:style-name="ce11">
            <text:p>1882688</text:p>
          </table:table-cell>
          <table:table-cell office:value-type="float" office:value="1492647" table:style-name="ce11">
            <text:p>1492647</text:p>
          </table:table-cell>
          <table:table-cell office:value-type="float" office:value="1393328" table:style-name="ce11">
            <text:p>1393328</text:p>
          </table:table-cell>
          <table:table-cell table:number-columns-repeated="2" table:style-name="ce11"/>
          <table:table-cell office:value-type="float" office:value="1629812" table:formula="of:=ROUND(AVERAGE([.C31:.J31]);2)" table:style-name="ce11">
            <text:p>1629812</text:p>
          </table:table-cell>
          <table:table-cell office:value-type="float" office:value="286523.62" table:formula="of:=ROUND(STDEV([.C31:.J31]); 2)" table:style-name="ce11">
            <text:p>286523.62</text:p>
          </table:table-cell>
          <table:table-cell office:value-type="float" office:value="1573039.5" table:formula="of:=ROUND(MEDIAN([.C31:.J31]); 2)" table:style-name="ce11">
            <text:p>1573039.5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7"/>
        </table:table-row>
        <table:table-row table:style-name="ro7">
          <table:table-cell office:value-type="string" table:style-name="ce15">
            <text:p>T2Q9</text:p>
          </table:table-cell>
          <table:table-cell office:value-type="string" table:style-name="ce15">
            <text:p>How much gas does it take to deploy the new contract using SmartUpdater?<text:s/></text:p>
          </table:table-cell>
          <table:table-cell office:value-type="float" office:value="0" table:number-columns-spanned="8" table:number-rows-spanned="1" table:style-name="ce19">
            <text:p>0</text:p>
          </table:table-cell>
          <table:covered-table-cell table:number-columns-repeated="7"/>
          <table:table-cell table:number-columns-repeated="5" table:style-name="ce16"/>
          <table:table-cell table:style-name="ce15"/>
          <table:table-cell office:value-type="string" table:style-name="ce15">
            <text:p>(Cost in gas)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">
            <text:p>T2Q10</text:p>
          </table:table-cell>
          <table:table-cell office:value-type="string" table:style-name="ce1">
            <text:p>How much time did you need to manually create the new contract and recover states?</text:p>
          </table:table-cell>
          <table:table-cell office:value-type="float" office:value="30" table:style-name="ce11">
            <text:p>30</text:p>
          </table:table-cell>
          <table:table-cell office:value-type="float" office:value="60" table:style-name="ce11">
            <text:p>60</text:p>
          </table:table-cell>
          <table:table-cell office:value-type="float" office:value="60" table:style-name="ce11">
            <text:p>60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office:value-type="float" office:value="180" table:style-name="ce11">
            <text:p>180</text:p>
          </table:table-cell>
          <table:table-cell office:value-type="float" office:value="63" table:style-name="ce11">
            <text:p>63</text:p>
          </table:table-cell>
          <table:table-cell office:value-type="float" office:value="30" table:style-name="ce16">
            <text:p>30</text:p>
          </table:table-cell>
          <table:table-cell table:number-columns-repeated="2" table:style-name="ce11"/>
          <table:table-cell office:value-type="float" office:value="57.5" table:formula="of:=ROUND(AVERAGE([.C33:.J33]);2)" table:style-name="ce11">
            <text:p>57.5</text:p>
          </table:table-cell>
          <table:table-cell office:value-type="float" office:value="52.95" table:formula="of:=ROUND(STDEV([.C33:.J33]); 2)" table:style-name="ce11">
            <text:p>52.95</text:p>
          </table:table-cell>
          <table:table-cell office:value-type="float" office:value="45" table:formula="of:=ROUND(MEDIAN([.C33:.J33]); 2)" table:style-name="ce11">
            <text:p>45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7"/>
        </table:table-row>
        <table:table-row table:style-name="ro3">
          <table:table-cell office:value-type="string" table:style-name="ce15">
            <text:p>T2Q11</text:p>
          </table:table-cell>
          <table:table-cell office:value-type="string" table:style-name="ce15">
            <text:p>How much time did you need to complete upgrade process using SmartUpdater?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1">
            <text:p>4</text:p>
          </table:table-cell>
          <table:table-cell table:number-columns-repeated="2" table:style-name="ce16"/>
          <table:table-cell office:value-type="float" office:value="5.13" table:formula="of:=ROUND(AVERAGE([.C34:.J34]);2)" table:style-name="ce16">
            <text:p>5.13</text:p>
          </table:table-cell>
          <table:table-cell office:value-type="float" office:value="2.42" table:formula="of:=ROUND(STDEV([.C34:.J34]); 2)" table:style-name="ce16">
            <text:p>2.42</text:p>
          </table:table-cell>
          <table:table-cell office:value-type="float" office:value="4" table:formula="of:=ROUND(MEDIAN([.C34:.J34]); 2)" table:style-name="ce16">
            <text:p>4</text:p>
          </table:table-cell>
          <table:table-cell table:style-name="ce15"/>
          <table:table-cell office:value-type="string" table:style-name="ce15">
            <text:p>(Time in Minutes)</text:p>
          </table:table-cell>
          <table:table-cell table:number-columns-repeated="16367" table:style-name="ce15"/>
        </table:table-row>
        <table:table-row table:style-name="ro3">
          <table:table-cell table:number-columns-repeated="2" table:style-name="ce1"/>
          <table:table-cell table:content-validation-name="val5" table:style-name="ce11"/>
          <table:table-cell table:number-columns-repeated="12" table:style-name="ce11"/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3">
            <text:p>Additional Feedback</text:p>
          </table:table-cell>
          <table:table-cell table:number-columns-repeated="13" table:style-name="ce11"/>
          <table:table-cell table:number-columns-repeated="16369" table:style-name="ce1"/>
        </table:table-row>
        <table:table-row table:style-name="ro8">
          <table:table-cell table:number-columns-repeated="2" table:style-name="ce4"/>
          <table:table-cell office:value-type="string" table:style-name="ce12">
            <text:p>The dynamic storage strategy is to assign a 32-bit slot to a 32-bit value, with a maximum of 2^256 slots per contract, which are allocated only when used. When I set a state, I assign a slot to a state, and write the corresponding value in the slot, which is permanently stored on the chain, and when I access the state, I access the corresponding value through the slot.</text:p>
          </table:table-cell>
          <table:table-cell table:style-name="ce12"/>
          <table:table-cell office:value-type="string" table:style-name="ce12">
            <text:p>You can create a storage contract for balance storage so that there is no need for user balance mapping</text:p>
          </table:table-cell>
          <table:table-cell table:number-columns-repeated="4" table:style-name="ce12"/>
          <table:table-cell office:value-type="string" table:style-name="ce12">
            <text:p>,design to provide reading functions</text:p>
          </table:table-cell>
          <table:table-cell table:number-columns-repeated="5" table:style-name="ce12"/>
          <table:table-cell table:style-name="ce4"/>
          <table:table-cell office:value-type="string" table:style-name="ce14">
            <text:p>(Anything else you want us to know)</text:p>
          </table:table-cell>
          <table:table-cell table:number-columns-repeated="16367" table:style-name="ce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torage collision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no</text:p>
          </table:table-cell>
          <table:table-cell table:number-columns-repeated="5" table:style-name="ce11"/>
          <table:table-cell table:number-columns-repeated="16369" table:style-name="ce1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  <style:font-face style:name="Helvetica" svg:font-family="Helvetic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3</meta:generator>
    <dc:creator>office</dc:creator>
    <meta:creation-date>2020-04-08T09:09:03Z</meta:creation-date>
    <dc:date>2024-10-21T04:41:00Z</dc:date>
    <meta:editing-cycles>6</meta:editing-cycles>
    <meta:editing-duration>PT1721S</meta:editing-duration>
  </office:meta>
</office:document-meta>
</file>